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ParameterUtilsUnitTests.parseSqlStatementWithLogical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ParameterUtilsUnitTests.multipleEqualParameterReferencesBindsNullO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amedParameterUtilsUnitTests.expand( ParsedSql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ParameterUtilsUnitTests.substituteObject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dParameterUtilsUnitTests.multipleEqualCollectionParameterReferencesBindsValueO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amedParameterUtilsUnitTests.variableAssignment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ParameterUtilsUnitTests.parseSqlStatementWithQuotesAndComment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UtilsUnitTests.namedParamMap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UtilsUnitTests.shouldParse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amedParameterUtilsUnitTests.parseSqlStatementWithEmptyBracketsOrBracketsInQuo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dParameterUtilsUnitTests.multipleEqualParameterReferencesForAnonymousMarkersBindsValueMultipleTi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amedParameterUtilsUnitTests.parseSqlContaining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dParameterUtilsUnitTests.parseSqlStatementWithPostgresAnyArrayStringsExists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UtilsUnitTests.bind( int index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ParameterUtilsUnitTests.shouldBindObject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dParameterUtilsUnitTests.parseSqlStatementWithEscapedCol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UtilsUnitTests.parseSqlStatementWithPostgresAllArrayStringsExists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UtilsUnitTests.multipleEqualParameterReferencesBindsValueO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amedParameterUtilsUnitTests.expand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ParameterUtilsUnitTests.parseSqlStatementWithSquareBra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UtilsUnitTests.parseSqlStatementWithPostgresContained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UtilsUnitTests.parseSqlStatementWithPostgresCas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dParameterUtilsUnitTests.parseSqlStatementWithQuotedSingle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UtilsUnitTests.shouldAllowParsingMultipleUseOf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UtilsUnitTests.parseSqlStatementWithSingleLetterInBrack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UtilsUnitTests.parseSqlStatementWithBracketDelimited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dParameterUtilsUnitTests.bindNull( String identifier ,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UtilsUnitTests.parseSqlStatementWithQuotesAndComment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ParameterUtilsUnitTests.bind( String identifier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UtilsUnitTests.bindNull( int index ,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UtilsUnitTests.substituteNamed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dParameterUtilsUnitTests.substituteNamedParametersWithLogical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